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ntium Basic" svg:font-family="'Gentium Basic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ntium Basic1" svg:font-family="'Gentium Basic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keep-together="auto" fo:orphans="0" fo:widows="0" fo:padding="0cm" fo:border="none" fo:keep-with-next="auto"/>
      <style:text-properties style:font-name="Gentium Basic" fo:font-size="12pt" fo:font-weight="bold" style:font-name-asian="Gentium Basic1" style:font-size-asian="12pt" style:font-weight-asian="bold" style:font-name-complex="Gentium Basic1" style:font-size-complex="12pt"/>
    </style:style>
    <style:style style:name="P2" style:family="paragraph" style:parent-style-name="Standard">
      <style:paragraph-properties fo:text-align="justify" style:justify-single-word="false" fo:keep-together="auto" fo:orphans="0" fo:widows="0" fo:padding="0cm" fo:border="none" fo:keep-with-next="auto"/>
      <style:text-properties style:font-name="Gentium Basic" style:font-name-asian="Gentium Basic1" style:font-name-complex="Gentium Basic1"/>
    </style:style>
    <style:style style:name="P3" style:family="paragraph" style:parent-style-name="Standard" style:master-page-name="Standard">
      <style:paragraph-properties fo:keep-together="auto" fo:orphans="0" fo:widows="0" style:page-number="1" fo:padding="0cm" fo:border="none" fo:keep-with-next="auto"/>
      <style:text-properties style:font-name="Gentium Basic" fo:font-size="12pt" fo:font-weight="bold" style:font-name-asian="Gentium Basic1" style:font-size-asian="12pt" style:font-weight-asian="bold" style:font-name-complex="Gentium Basic1" style:font-size-complex="12pt"/>
    </style:style>
    <style:style style:name="T1" style:family="text">
      <style:text-properties officeooo:rsid="00180a3c"/>
    </style:style>
    <style:style style:name="T2" style:family="text">
      <style:text-properties officeooo:rsid="001986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3 – Research Report</text:p>
      <text:p text:style-name="P1"/>
      <text:p text:style-name="P2">This assignment is to be completed individually.</text:p>
      <text:p text:style-name="P2"/>
      <text:p text:style-name="P2">Write a brief <text:span text:style-name="T1">6</text:span>-<text:span text:style-name="T1">7</text:span> page report on a given topic. Your report should give a fairly high level overview of <text:span text:style-name="T1">your chosen </text:span>topic but not completely avoid technical details. The report should also include reference to specific applications of your topic <text:span text:style-name="T1">area </text:span>and references to available software libraries (especially open source) are particularly welcome. Your report should be structured appropriately and include references.</text:p>
      <text:p text:style-name="P2"/>
      <text:p text:style-name="P1">Topics</text:p>
      <text:p text:style-name="P2">Goal Driven Learning<text:tab/><text:tab/><text:tab/>()</text:p>
      <text:p text:style-name="P2">Pattern Recognition<text:tab/><text:tab/><text:tab/>()</text:p>
      <text:p text:style-name="P2">Ant Colony Optimisation<text:tab/><text:tab/>()</text:p>
      <text:p text:style-name="P2">Swarm Intelligence<text:tab/><text:tab/><text:tab/>()</text:p>
      <text:p text:style-name="P2">Computer Vision<text:tab/><text:tab/><text:tab/>()</text:p>
      <text:p text:style-name="P2">Speech Recognition<text:tab/><text:tab/><text:tab/>()</text:p>
      <text:p text:style-name="P2">Natural Language Processing<text:tab/><text:tab/>()</text:p>
      <text:p text:style-name="P2">Computer Chess<text:tab/><text:tab/><text:tab/>(<text:span text:style-name="T2">Diarmuid</text:span>)</text:p>
      <text:p text:style-name="P2">Computer Go<text:tab/><text:tab/><text:tab/><text:tab/>(<text:span text:style-name="T2">Alex</text:span>)</text:p>
      <text:p text:style-name="P2">RTS Game AI<text:tab/><text:tab/><text:tab/><text:tab/>()</text:p>
      <text:p text:style-name="P2">Turn Based Strategy Game AI<text:tab/><text:tab/>()</text:p>
      <text:p text:style-name="P2">AI in Fighting Games<text:tab/><text:tab/><text:tab/>(<text:span text:style-name="T2">Cathal</text:span>)</text:p>
      <text:p text:style-name="P2">AI in Stealth Games<text:tab/><text:tab/><text:tab/>()</text:p>
      <text:p text:style-name="P2">Genetic Algorithms<text:tab/><text:tab/><text:tab/>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ntium Basic" svg:font-family="'Gentium Basic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ntium Basic1" svg:font-family="'Gentium Basic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uto" fo:orphans="0" fo:widows="0" fo:keep-with-next="auto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uto" fo:orphans="0" fo:widows="0" fo:keep-with-next="auto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uto" fo:orphans="0" fo:widows="0" fo:keep-with-next="auto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1-26T14:01:17.952281328</dc:date>
    <meta:editing-duration>PT45M26S</meta:editing-duration>
    <meta:editing-cycles>2</meta:editing-cycles>
    <meta:document-statistic meta:table-count="0" meta:image-count="0" meta:object-count="0" meta:page-count="1" meta:paragraph-count="18" meta:word-count="128" meta:character-count="850" meta:non-whitespace-character-count="712"/>
  </office:meta>
</office:document-meta>
</file>